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01cm" svg:y="6.5cm" presentation:class="title" presentation:user-transformed="true">
          <draw:text-box>
            <text:p>Messgeräte für Biosphär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as wird gemessen?</text:p>
              </text:list-item>
              <text:list-item>
                <text:p>Wofür braucht man das?</text:p>
              </text:list-item>
              <text:list-item>
                <text:p>Wie komme ich an die Date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list text:style-name="L3">
              <text:list-header>
                <text:p text:style-name="P2">Was wird gemessen?</text:p>
              </text:list-header>
            </text:list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list text:style-name="L3">
              <text:list-header>
                <text:p text:style-name="P2">Wofür braucht man das?</text:p>
              </text:list-header>
            </text:list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list text:style-name="L3">
              <text:list-header>
                <text:p text:style-name="P2">Wie komme ich an die Daten?</text:p>
              </text:list-header>
            </text:list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08:02:48.018330386</meta:creation-date>
    <dc:date>2022-08-11T08:37:42.465505465</dc:date>
    <meta:editing-duration>PT4M23S</meta:editing-duration>
    <meta:editing-cycles>1</meta:editing-cycles>
    <meta:document-statistic meta:object-count="40"/>
    <meta:generator>LibreOffice/7.3.5.2$Linux_X86_64 LibreOffice_project/30$Build-2</meta:generator>
  </office:meta>
</office:document-meta>
</file>